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40088620C50.png" manifest:media-type="image/png"/>
  <manifest:file-entry manifest:full-path="Pictures/10000201000007D0000007D027BA454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kti_20_ilman_20_täyttöä_20_ja_20_viiva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frame draw:style-name="gr1" draw:text-style-name="P1" draw:layer="layout" svg:width="18.999cm" svg:height="16.511cm" draw:transform="skewX (-0.517490123216319) rotate (-0.517490123216319) translate (6.999cm -4.499cm)">
          <draw:image xlink:href="Pictures/10000201000007D0000007D027BA454C.png" xlink:type="simple" xlink:show="embed" xlink:actuate="onLoad">
            <text:p/>
          </draw:image>
        </draw:frame>
        <draw:frame draw:style-name="gr1" draw:text-style-name="P1" draw:layer="layout" svg:width="18.999cm" svg:height="18.999cm" svg:x="-1.999cm" svg:y="5.001cm">
          <draw:image xlink:href="Pictures/10000201000004000000040088620C50.png" xlink:type="simple" xlink:show="embed" xlink:actuate="onLoad">
            <text:p/>
          </draw:image>
        </draw:frame>
        <draw:frame draw:style-name="gr2" draw:text-style-name="P2" draw:layer="layout" svg:width="24cm" svg:height="2.641cm" svg:x="0.1cm" svg:y="25cm">
          <draw:text-box>
            <text:p text:style-name="P2"><text:span text:style-name="T1">These icons are from:</text:span></text:p>
            <text:p text:style-name="P2"><text:span text:style-name="T1">https://upload.wikimedia.org/wikipedia/commons/thumb/f/f0/Gnome-edit-paste.svg/2000px-Gnome-edit-paste.svg.png</text:span></text:p>
            <text:p text:style-name="P2"><text:span text:style-name="T1">https://upload.wikimedia.org/wikipedia/commons/thumb/7/70/Applications-internet.svg/1024px-Applications-internet.svg.png</text:span></text:p>
            <text:p text:style-name="P2"/>
            <text:p text:style-name="P2">Copy-paste from LibreOffice to GIMP, and export. Be sure to keep everything transparent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2T11:10:28.481002464</meta:creation-date>
    <dc:date>2016-06-22T12:01:02.857634724</dc:date>
    <meta:editing-duration>PT45M8S</meta:editing-duration>
    <meta:editing-cycles>2</meta:editing-cycles>
    <meta:generator>LibreOffice/4.2.8.2$Linux_X86_64 LibreOffice_project/420m0$Build-2</meta:generator>
    <meta:document-statistic meta:object-count="3"/>
  </office:meta>
</office:document-meta>
</file>